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font-size="11.5pt" officeooo:paragraph-rsid="000bd5d6" style:font-size-asian="11.5pt" style:font-size-complex="11.5pt" style:font-weight-complex="bold"/>
    </style:style>
    <style:style style:name="P2" style:family="paragraph" style:parent-style-name="Default">
      <style:paragraph-properties fo:margin-left="4.995cm" fo:margin-right="0cm" fo:text-indent="0cm" style:auto-text-indent="false"/>
      <style:text-properties fo:font-size="11.5pt" officeooo:paragraph-rsid="000bd5d6" style:font-size-asian="11.5pt" style:font-size-complex="11.5pt"/>
    </style:style>
    <style:style style:name="P3" style:family="paragraph" style:parent-style-name="Default">
      <style:text-properties fo:font-size="11.5pt" officeooo:paragraph-rsid="000bd5d6" style:font-size-asian="11.5pt" style:font-size-complex="11.5pt"/>
    </style:style>
    <style:style style:name="P4" style:family="paragraph" style:parent-style-name="Default">
      <style:text-properties fo:font-size="11.5pt" style:text-underline-style="solid" style:text-underline-width="auto" style:text-underline-color="font-color" fo:font-weight="bold" officeooo:paragraph-rsid="000bd5d6" style:font-size-asian="11.5pt" style:font-weight-asian="bold" style:font-size-complex="11.5pt" style:font-weight-complex="bold"/>
    </style:style>
    <style:style style:name="P5" style:family="paragraph" style:parent-style-name="Default">
      <style:text-properties style:font-name="Times New Roman" fo:font-size="11.5pt" officeooo:paragraph-rsid="000bd5d6" style:font-size-asian="11.5pt" style:font-name-complex="Times New Roman1" style:font-size-complex="11.5pt"/>
    </style:style>
    <style:style style:name="P6" style:family="paragraph" style:parent-style-name="Default">
      <style:text-properties officeooo:paragraph-rsid="000bd5d6"/>
    </style:style>
    <style:style style:name="P7" style:family="paragraph" style:parent-style-name="Default">
      <style:paragraph-properties fo:margin-left="4.995cm" fo:margin-right="0cm" fo:text-indent="0cm" style:auto-text-indent="false"/>
      <style:text-properties officeooo:paragraph-rsid="000bd5d6"/>
    </style:style>
    <style:style style:name="P8" style:family="paragraph" style:parent-style-name="Default">
      <style:paragraph-properties fo:margin-top="0cm" fo:margin-bottom="0.035cm" style:contextual-spacing="false"/>
      <style:text-properties officeooo:paragraph-rsid="000bd5d6"/>
    </style:style>
    <style:style style:name="P9" style:family="paragraph" style:parent-style-name="Default">
      <style:paragraph-properties fo:margin-top="0cm" fo:margin-bottom="0.039cm" style:contextual-spacing="false"/>
      <style:text-properties officeooo:paragraph-rsid="000bd5d6"/>
    </style:style>
    <style:style style:name="T1" style:family="text">
      <style:text-properties style:font-name="Times New Roman" fo:font-size="11.5pt" style:font-size-asian="11.5pt" style:font-name-complex="Times New Roman1" style:font-size-complex="11.5pt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1.5pt" style:font-size-asian="11.5pt" style:font-size-complex="11.5pt" style:font-weight-complex="bold"/>
    </style:style>
    <style:style style:name="T4" style:family="text">
      <style:text-properties fo:font-size="11.5pt" style:font-size-asian="11.5pt" style:font-size-complex="11.5pt" fo:background-color="#ffff00"/>
    </style:style>
    <style:style style:name="T5" style:family="text">
      <style:text-properties fo:font-size="11.5pt" officeooo:rsid="000bd5d6" style:font-size-asian="11.5pt" style:font-size-complex="11.5pt" fo:background-color="#ffff00"/>
    </style:style>
    <style:style style:name="T6" style:family="text">
      <style:text-properties fo:font-size="11.5pt" fo:font-weight="bold" style:font-size-asian="11.5pt" style:font-weight-asian="bold" style:font-size-complex="11.5pt"/>
    </style:style>
    <style:style style:name="T7" style:family="text">
      <style:text-properties fo:font-size="11.5pt" fo:font-weight="bold" style:font-size-asian="11.5pt" style:font-weight-asian="bold" style:font-size-complex="11.5pt" style:font-weight-complex="bold"/>
    </style:style>
    <style:style style:name="T8" style:family="text">
      <style:text-properties fo:font-size="11.5pt" style:text-underline-style="solid" style:text-underline-width="auto" style:text-underline-color="font-color" fo:font-weight="bold" style:font-size-asian="11.5pt" style:font-weight-asian="bold" style:font-size-complex="11.5pt"/>
    </style:style>
    <style:style style:name="T9" style:family="text">
      <style:text-properties fo:font-size="11.5pt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<text:s text:c="19"/><text:span text:style-name="T7">Carnet de bord </text:span></text:p>
      <text:p text:style-name="P2"/>
      <text:p text:style-name="P6"><text:span text:style-name="T9">Mercredi 13/03 : </text:span></text:p>
      <text:p text:style-name="P6"><text:span text:style-name="T7">Fait : </text:span></text:p>
      <text:p text:style-name="P8"><text:span text:style-name="T1">- Mise en place moyen communication (groupe + Google drive) <text:s text:c="7"/></text:span></text:p>
      <text:p text:style-name="P6"><text:span text:style-name="T1">- Recherche du rendu final attendu (croquis du site avec couleurs compatibles) </text:span></text:p>
      <text:p text:style-name="P5"/>
      <text:p text:style-name="P6"><text:span text:style-name="T7">À faire : </text:span></text:p>
      <text:p text:style-name="P8"><text:span text:style-name="T1">- back end</text:span></text:p>
      <text:p text:style-name="P6"><text:span text:style-name="T1">- Commencer rendu du site</text:span></text:p>
      <text:p text:style-name="P5"/>
      <text:p text:style-name="P6"><text:span text:style-name="T9">Samedi 16 / 03 </text:span></text:p>
      <text:p text:style-name="P6"><text:span text:style-name="T7">Fait : </text:span></text:p>
      <text:p text:style-name="P9"><text:span text:style-name="T1">- établissement des différentes pages html nécessaires (profil, login…)</text:span></text:p>
      <text:p text:style-name="P9"><text:span text:style-name="T1">- partie register/login</text:span></text:p>
      <text:p text:style-name="P3"/>
      <text:p text:style-name="P6"><text:span text:style-name="T7">À faire : </text:span></text:p>
      <text:p text:style-name="P9"><text:span text:style-name="T1">- Commencer rendu du site avec les différentes pages html</text:span></text:p>
      <text:p text:style-name="P9"><text:span text:style-name="T1">- base de donnée et des fonction liées à celle-ci</text:span></text:p>
      <text:p text:style-name="P3"/>
      <text:p text:style-name="P6"><text:span text:style-name="T9">Dimanche 17/03 : </text:span></text:p>
      <text:p text:style-name="P6"><text:span text:style-name="T7">Fait : </text:span></text:p>
      <text:p text:style-name="P6"><text:span text:style-name="T7">- </text:span><text:span text:style-name="T3">création du header et recherche des images nécessaires (logos, flèches de retour en arrière, bouton <text:s text:c="3"/>de connexion …)</text:span></text:p>
      <text:p text:style-name="P6"><text:span text:style-name="T2">- </text:span><text:span text:style-name="T1">Finalisation de la base de donnée et des fonction liées à celle-ci</text:span></text:p>
      <text:p text:style-name="P3"/>
      <text:p text:style-name="P6"><text:span text:style-name="T7">À faire : </text:span></text:p>
      <text:p text:style-name="P8"><text:span text:style-name="T1">- Commencer rendu du site avec les différentes pages html</text:span></text:p>
      <text:p text:style-name="P8"><text:span text:style-name="T2">- Configuration de Jinja2 pour le header.</text:span></text:p>
      <text:p text:style-name="P3"/>
      <text:p text:style-name="P6"><text:span text:style-name="T9">Mercredi 20/03</text:span></text:p>
      <text:p text:style-name="P6"><text:span text:style-name="T7">Fait : </text:span></text:p>
      <text:p text:style-name="P6"><text:span text:style-name="T1">- rendu du site avec les différentes pages html</text:span></text:p>
      <text:p text:style-name="P3"/>
      <text:p text:style-name="P6"><text:span text:style-name="T7">À faire : </text:span></text:p>
      <text:p text:style-name="P8"><text:span text:style-name="T2">- Finir toute les fonction tiers : Ajout / Edit / Suppression et les ajouter à l’html</text:span></text:p>
      <text:p text:style-name="P3"/>
      <text:p text:style-name="P6"><text:span text:style-name="T4">Voyage en </text:span><text:span text:style-name="T5">scolaire</text:span><text:span text:style-name="T4"> Italie</text:span></text:p>
      <text:p text:style-name="P4"/>
      <text:p text:style-name="P6"><text:span text:style-name="T9">Vendredi 05/04</text:span></text:p>
      <text:p text:style-name="P6"><text:span text:style-name="T7">Fait :</text:span></text:p>
      <text:p text:style-name="P6"><text:span text:style-name="T7">- <text:s/></text:span><text:span text:style-name="T3">html et css pages "register" et "login" ainsi que "articleTemplate" et la page de création d'un article</text:span></text:p>
      <text:p text:style-name="P6"><text:span text:style-name="T1">- Les fonctions lié à l’Ajout / l’Edit d’un article ont été fait.</text:span></text:p>
      <text:p text:style-name="P3"/>
      <text:p text:style-name="P6"><text:span text:style-name="T7">À faire : </text:span></text:p>
      <text:p text:style-name="P8"><text:span text:style-name="T1">- pages html : artciles et profil</text:span><text:bookmark text:name="_GoBack"/></text:p>
      <text:p text:style-name="P4"/>
      <text:p text:style-name="P4"/>
      <text:p text:style-name="P6"><text:span text:style-name="T9">Mardi 23/04</text:span></text:p>
      <text:p text:style-name="P6"><text:span text:style-name="T7">Fait :</text:span></text:p>
      <text:p text:style-name="P6"><text:soft-page-break/><text:span text:style-name="T7">-</text:span><text:span text:style-name="T3">profil.html et articles.html</text:span></text:p>
      <text:p text:style-name="P6"><text:span text:style-name="T3">- la fontion permettant la suppression d’un article ainsi que l’ajout des différentes fonction a été ajouté à l’html</text:span></text:p>
      <text:p text:style-name="P1"/>
      <text:p text:style-name="P1"/>
      <text:p text:style-name="P6"><text:span text:style-name="T7">À faire : </text:span></text:p>
      <text:p text:style-name="P6"><text:span text:style-name="T2">-commencer la présentation et le diaporama</text:span></text:p>
      <text:p text:style-name="P4"/>
      <text:p text:style-name="P3"/>
      <text:p text:style-name="P6"><text:span text:style-name="T8">Jeudi 25/04</text:span></text:p>
      <text:p text:style-name="P6"><text:span text:style-name="T6">Fait :</text:span></text:p>
      <text:p text:style-name="P6"><text:span text:style-name="T2">-test de l'ergonomie du site (utilisation intuitive, éventuels bugs…)</text:span></text:p>
      <text:p text:style-name="P6"><text:span text:style-name="T2">-rectifications faites en fonction (augmentation de la tailles/placement modifié des boutons)</text:span></text:p>
      <text:p text:style-name="P6"><text:span text:style-name="T2">- début de la présentation</text:span></text:p>
      <text:p text:style-name="P3"/>
      <text:p text:style-name="P6"><text:span text:style-name="T7">À faire : </text:span></text:p>
      <text:p text:style-name="P6"><text:span text:style-name="T2">-finir la présentation <text:s/></text:span></text:p>
      <text:p text:style-name="P3"/>
      <text:p text:style-name="P6"><text:span text:style-name="T9">Samedi 27/04</text:span></text:p>
      <text:p text:style-name="P6"><text:span text:style-name="T7">Fait : </text:span></text:p>
      <text:p text:style-name="P6"><text:span text:style-name="T1">- </text:span><text:span text:style-name="T2">Finalisation présentation + diap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20:06:04.845000000</meta:creation-date>
    <dc:date>2025-03-08T20:08:59.212000000</dc:date>
    <meta:editing-duration>PT2M55S</meta:editing-duration>
    <meta:editing-cycles>1</meta:editing-cycles>
    <meta:document-statistic meta:table-count="0" meta:image-count="0" meta:object-count="0" meta:page-count="2" meta:paragraph-count="50" meta:word-count="300" meta:character-count="1730" meta:non-whitespace-character-count="1430"/>
    <meta:generator>LibreOffice/7.4.2.3$Windows_X86_64 LibreOffice_project/382eef1f22670f7f4118c8c2dd222ec7ad009daf</meta:generator>
  </office:meta>
</office:document-meta>
</file>